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2b565b" officeooo:paragraph-rsid="002b565b"/>
    </style:style>
    <style:style style:name="T1" style:family="text">
      <style:text-properties officeooo:rsid="002b56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14</text:p>
      <text:p text:style-name="Subtitle">Mouse and Joysticks</text:p>
      <text:p text:style-name="Normal">[Title slide]</text:p>
      <text:p text:style-name="Normal">Hi there! This is Matt Heffernan. Welcome back to my channel. This is the f<text:span text:style-name="T1">if</text:spa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handling graphics <text:span text:style-name="T1">by working with both PETSCII text and graphical tiles. The VERA display adapter for the X16 can configure one of its two layers to be text, tiles, or a monolithic bitmap, where every pixel needs to be allocated in a contiguous segment of VRAM. This is a great option for creating detailed backgrounds, but bitmaps can also be manipulated on the fly.</text:span></text:p>
      <text:p text:style-name="P3">In this episode were going to learn how to configure VERA layers to display bitmaps, <text:s/>create and load them into VRAM, and then draw on the bitmap directly during execution.</text:p>
      <text:p text:style-name="P3">[cut to slide 2 – bitmap modes]</text:p>
      <text:p text:style-name="P3"/>
      <text:p text:style-name="P3"/>
      <text:p text:style-name="Normal"/>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4-09T01:51:43.352528530</dc:date>
    <meta:editing-cycles>246</meta:editing-cycles>
    <meta:editing-duration>PT18H4M54S</meta:editing-duration>
    <meta:document-statistic meta:table-count="0" meta:image-count="0" meta:object-count="0" meta:page-count="2" meta:paragraph-count="10" meta:word-count="386" meta:character-count="2187" meta:non-whitespace-character-count="1809"/>
    <meta:template xlink:type="simple" xlink:actuate="onRequest" xlink:title="" xlink:href="../../Lesson14/Lesson14_script.odt/Normal.dotm"/>
  </office:meta>
</office:document-meta>
</file>